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able_20_Contents">
      <style:text-properties fo:color="#000000" style:font-name="Liberation Serif" fo:font-size="12pt" officeooo:rsid="00192a2a" officeooo:paragraph-rsid="00192a2a" style:font-size-asian="12pt" style:font-size-complex="12pt"/>
    </style:style>
    <style:style style:name="P3" style:family="paragraph" style:parent-style-name="Text_20_body">
      <style:text-properties style:font-name="Arial" fo:font-size="11pt" style:font-size-asian="11pt" style:font-name-complex="Arial"/>
    </style:style>
    <style:style style:name="P4" style:family="paragraph" style:parent-style-name="Text_20_body" style:master-page-name="MP0">
      <style:paragraph-properties style:page-number="auto" fo:break-before="page"/>
    </style:style>
    <style:style style:name="P5" style:family="paragraph" style:parent-style-name="Table_20_Contents">
      <style:text-properties fo:color="#000000" style:font-name="Liberation Serif" fo:font-size="12pt" officeooo:rsid="001b96af" officeooo:paragraph-rsid="001b96af" style:font-size-asian="12pt" style:font-size-complex="12pt"/>
    </style:style>
    <style:style style:name="T1" style:family="text">
      <style:text-properties officeooo:rsid="00192a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23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Ticket Sortierung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kann Tickets nach den Feldern auf der Ticketübersicht sortiere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p text:style-name="P1">- Tickets können auf- und absteigend nach Feldern in der Ticketübersicht sortiert werden</text:p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5 <text:span text:style-name="T1">Story Points</text:span>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Florian 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5">4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2">10 Stunden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2">2 Std./Story Point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style:style style:name="WW_5f_CharLFO9LVL1" style:display-name="WW_CharLFO9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initial-creator>Ashley</meta:initial-creator>
    <meta:creation-date>2018-12-20T11:45:00Z</meta:creation-date>
    <dc:date>2019-03-11T15:00:00.715000000</dc:date>
    <meta:editing-cycles>5</meta:editing-cycles>
    <meta:editing-duration>PT2M15S</meta:editing-duration>
    <meta:document-statistic meta:table-count="1" meta:image-count="0" meta:object-count="0" meta:page-count="1" meta:paragraph-count="19" meta:word-count="53" meta:character-count="380" meta:non-whitespace-character-count="345"/>
    <meta:template xlink:type="simple" xlink:actuate="onRequest" xlink:title="" xlink:href="Normal.dotm"/>
  </office:meta>
</office:document-meta>
</file>